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NOVAAVALIACAO2" table:style-name="ta1">
        <table:shapes>
          <draw:frame draw:z-index="0" draw:style-name="gr1" draw:text-style-name="P1" svg:width="15.999cm" svg:height="8.999cm" svg:x="1.667cm" svg:y="0.1cm">
            <draw:object draw:notify-on-update-of-ranges="FUNCAONOVAAVALIACAO2.B1:FUNCAONOVAAVALIACAO2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cm" svg:height="9.004cm" svg:x="15.576cm" svg:y="0.266cm">
            <draw:object draw:notify-on-update-of-ranges="FUNCAONOVAAVALIACAO2.C1:FUNCAONOVAAVALIACAO2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98.179917" calcext:value-type="float">
            <text:p>298,179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73.272715" calcext:value-type="float">
            <text:p>273,272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279.208807" calcext:value-type="float">
            <text:p>279,20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353.89662" calcext:value-type="float">
            <text:p>353,89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273.272656" calcext:value-type="float">
            <text:p>273,272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276.409979" calcext:value-type="float">
            <text:p>276,409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273.272692" calcext:value-type="float">
            <text:p>273,272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276.409972" calcext:value-type="float">
            <text:p>276,409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73.272678" calcext:value-type="float">
            <text:p>273,2726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276.410084" calcext:value-type="float">
            <text:p>276,4100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76.410849" calcext:value-type="float">
            <text:p>276,4108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74.558007" calcext:value-type="float">
            <text:p>274,558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77.147017" calcext:value-type="float">
            <text:p>277,147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74.267625" calcext:value-type="float">
            <text:p>274,267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73.279345" calcext:value-type="float">
            <text:p>273,2793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73.279558" calcext:value-type="float">
            <text:p>273,279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4.35058" calcext:value-type="float">
            <text:p>274,350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73.474347" calcext:value-type="float">
            <text:p>273,474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4.200207" calcext:value-type="float">
            <text:p>274,200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73.634341" calcext:value-type="float">
            <text:p>273,6343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3.681048" calcext:value-type="float">
            <text:p>273,681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4.223817" calcext:value-type="float">
            <text:p>274,2238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6.415556" calcext:value-type="float">
            <text:p>276,415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4.518696" calcext:value-type="float">
            <text:p>274,518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3.423805" calcext:value-type="float">
            <text:p>273,423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3.722904" calcext:value-type="float">
            <text:p>273,7229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75.312369" calcext:value-type="float">
            <text:p>275,312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3.428834" calcext:value-type="float">
            <text:p>273,4288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74.450566" calcext:value-type="float">
            <text:p>274,4505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75.917898" calcext:value-type="float">
            <text:p>275,9178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4.006114" calcext:value-type="float">
            <text:p>274,0061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74.281247" calcext:value-type="float">
            <text:p>274,2812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73.477246" calcext:value-type="float">
            <text:p>273,4772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75.033843" calcext:value-type="float">
            <text:p>275,0338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6.091935" calcext:value-type="float">
            <text:p>276,0919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74.086764" calcext:value-type="float">
            <text:p>274,0867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77.108849" calcext:value-type="float">
            <text:p>277,1088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76.415607" calcext:value-type="float">
            <text:p>276,4156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74.137009" calcext:value-type="float">
            <text:p>274,137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3.568952" calcext:value-type="float">
            <text:p>273,5689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3.490646" calcext:value-type="float">
            <text:p>273,4906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74.771658" calcext:value-type="float">
            <text:p>274,7716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4.180811" calcext:value-type="float">
            <text:p>274,180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5.047038" calcext:value-type="float">
            <text:p>275,0470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75.326617" calcext:value-type="float">
            <text:p>275,3266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73.734107" calcext:value-type="float">
            <text:p>273,7341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75.264353" calcext:value-type="float">
            <text:p>275,2643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77.108066" calcext:value-type="float">
            <text:p>277,1080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74.095302" calcext:value-type="float">
            <text:p>274,0953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77.350789" calcext:value-type="float">
            <text:p>277,3507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74.178172" calcext:value-type="float">
            <text:p>274,1781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77.81037" calcext:value-type="float">
            <text:p>277,810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73.45814" calcext:value-type="float">
            <text:p>273,458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76.595475" calcext:value-type="float">
            <text:p>276,5954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74.095602" calcext:value-type="float">
            <text:p>274,0956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76.992517" calcext:value-type="float">
            <text:p>276,9925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76.836021" calcext:value-type="float">
            <text:p>276,8360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76.23481" calcext:value-type="float">
            <text:p>276,23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2:07:04.634889974</dc:date>
    <meta:editing-duration>PT6M34S</meta:editing-duration>
    <meta:editing-cycles>2</meta:editing-cycles>
    <meta:generator>LibreOffice/7.3.7.2$Linux_X86_64 LibreOffice_project/30$Build-2</meta:generator>
    <meta:document-statistic meta:table-count="1" meta:cell-count="1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7 - AVALIAÇÕES</text:p>
        </chart:title>
        <chart:plot-area chart:style-name="ch3" table:cell-range-address="FUNCAONOVAAVALIACAO2.B1:FUNCAONOVAAVALIACAO2.B6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NOVAAVALIACAO2.B1:FUNCAONOVAAVALIACAO2.B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">
                <text:p>252</text:p>
                <draw:g>
                  <svg:desc>FUNCAONOVAAVALIACAO2.B1:FUNCAONOVAAVALIACAO2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4.895cm" svg:y="0.316cm" chart:style-name="ch2">
          <text:p>FUNÇÃO TESTE 7 - FITNESS</text:p>
        </chart:title>
        <chart:plot-area chart:style-name="ch3" table:cell-range-address="FUNCAONOVAAVALIACAO2.C1:FUNCAONOVAAVALIACAO2.C60" svg:x="1.33cm" svg:y="1.275cm" svg:width="14.342cm" svg:height="6.569cm">
          <chart:coordinate-region svg:x="2.137cm" svg:y="1.474cm" svg:width="13.535cm" svg:height="5.578cm"/>
          <chart:axis chart:dimension="x" chart:name="primary-x" chart:style-name="ch4">
            <chart:title svg:x="7.544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FUNCAONOVAAVALIACAO2.C1:FUNCAONOVAAVALIACAO2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179917">
                <text:p>298.179917</text:p>
                <draw:g>
                  <svg:desc>FUNCAONOVAAVALIACAO2.C1:FUNCAONOVAAVALIACAO2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715">
                <text:p>273.272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.208807">
                <text:p>279.208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.89662">
                <text:p>353.8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2656">
                <text:p>273.272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.409979">
                <text:p>276.409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272692">
                <text:p>273.27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.409972">
                <text:p>276.409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272678">
                <text:p>273.272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.410084">
                <text:p>276.410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.410849">
                <text:p>276.410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.558007">
                <text:p>274.55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.147017">
                <text:p>277.147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.267625">
                <text:p>274.267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9345">
                <text:p>273.27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9558">
                <text:p>273.279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.35058">
                <text:p>274.35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474347">
                <text:p>273.47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4.200207">
                <text:p>274.200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634341">
                <text:p>273.634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681048">
                <text:p>273.681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.223817">
                <text:p>274.223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.415556">
                <text:p>276.41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4.518696">
                <text:p>274.518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423805">
                <text:p>273.4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722904">
                <text:p>273.722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5.312369">
                <text:p>275.312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428834">
                <text:p>273.428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.450566">
                <text:p>274.450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.917898">
                <text:p>275.917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006114">
                <text:p>274.006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4.281247">
                <text:p>274.281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477246">
                <text:p>273.477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.033843">
                <text:p>275.033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.091935">
                <text:p>276.091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.086764">
                <text:p>274.086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7.108849">
                <text:p>277.1088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.415607">
                <text:p>276.415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4.137009">
                <text:p>274.137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.568952">
                <text:p>273.568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490646">
                <text:p>273.490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4.771658">
                <text:p>274.771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4.180811">
                <text:p>274.180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5.047038">
                <text:p>275.047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.326617">
                <text:p>275.326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734107">
                <text:p>273.734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5.264353">
                <text:p>275.264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7.108066">
                <text:p>277.108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4.095302">
                <text:p>274.095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.350789">
                <text:p>277.350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4.178172">
                <text:p>274.178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7.81037">
                <text:p>277.81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3.45814">
                <text:p>273.458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6.595475">
                <text:p>276.595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4.095602">
                <text:p>274.095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6.992517">
                <text:p>276.992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6.836021">
                <text:p>276.836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6.23481">
                <text:p>276.23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